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mr_italic" style:family="text">
      <style:text-properties fo:font-style="italic" style:font-style-asian="italic" style:font-style-complex="italic"/>
    </style:style>
    <style:style style:name="mr_bold" style:family="text">
      <style:text-properties fo:font-weight="bold" style:font-weight-asian="bold" style:font-weight-complex="bold"/>
    </style:style>
    <style:style style:name="mr_underline" style:family="text">
      <style:text-properties style:text-underline-style="solid" style:text-underline-width="auto" style:text-underline-color="font-color"/>
    </style:style>
    <style:style style:name="mr_strike" style:family="text">
      <style:text-properties style:text-line-through-style="solid"/>
    </style:style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2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Header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none" fo:background-color="#dbe5f1" fo:border-left="0.0008in solid #000000" fo:border-right="none" fo:border-top="none"/>
      <style:text-properties style:font-name="Arial" fo:font-weight="bold" style:font-name-asian="Times New Roman" style:language-asian="en" style:country-asian="US" style:font-weight-asian="bold" style:font-name-complex="Arial" style:font-size-complex="5.65000009536743pt" style:language-complex="ar" style:country-complex="SA" style:font-weight-complex="bold"/>
    </style:style>
    <style:style style:name="ce5" style:family="table-cell" style:parent-style-name="Label">
      <style:table-cell-properties fo:border-bottom="none" fo:border-left="0.0008in solid #000000" fo:border-right="none" fo:border-top="none"/>
    </style:style>
    <style:style style:name="ce6" style:family="table-cell" style:parent-style-name="Label">
      <style:table-cell-properties fo:border-bottom="none" fo:border-left="0.0008in solid #000000" fo:border-right="none" fo:border-top="none" style:vertical-align="top"/>
    </style:style>
    <style:style style:name="ce7" style:family="table-cell" style:parent-style-name="Header2">
      <style:table-cell-properties fo:border-bottom="none" fo:border-left="0.0008in solid #000000" fo:border-right="none" fo:border-top="none"/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4f81bd"/>
      <style:text-properties fo:color="#ffffff" fo:font-weight="bold" style:font-weight-asian="bold" style:font-weight-complex="bold"/>
    </style:style>
    <style:style style:name="ce12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font-name="Arial" fo:font-size="10pt" fo:font-style="normal" fo:font-weight="normal" style:font-name-asian="Times New Roman" style:font-size-asian="10pt" style:language-asian="en" style:country-asian="US" style:font-style-asian="normal" style:font-weight-asian="normal" style:font-name-complex="Arial" style:font-size-complex="5.69999980926514pt" style:language-complex="ar" style:country-complex="SA" style:font-style-complex="normal" style:font-weight-complex="normal"/>
    </style:style>
    <style:style style:name="ce14" style:family="table-cell" style:parent-style-name="Header2"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15" style:family="table-cell" style:parent-style-name="Default">
      <style:table-cell-properties style:vertical-align="top"/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16" style:family="table-cell" style:parent-style-name="Default">
      <style:text-properties fo:color="#000000" style:font-name="Arial" fo:font-size="10pt" fo:language="zxx" fo:country="none" style:font-name-asian="Tahoma" style:font-size-asian="10pt" style:language-asian="zxx" style:country-asian="none" style:font-name-complex="Tahoma" style:font-size-complex="10pt" style:language-complex="zxx" style:country-complex="none"/>
    </style:style>
    <style:style style:name="ce17" style:family="table-cell" style:parent-style-name="Default">
      <style:table-cell-properties style:vertical-align="top"/>
      <style:text-properties style:font-name="Arial" style:font-name-asian="Times New Roman" style:language-asian="en" style:country-asian="US" style:font-name-complex="Arial" style:font-size-complex="5.69999980926514pt" style:language-complex="ar" style:country-complex="SA"/>
    </style:style>
    <style:style style:name="ce18" style:family="table-cell" style:parent-style-name="Default">
      <style:text-properties fo:color="#ffffff" fo:font-size="16pt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008in solid #000000" fo:border-top="none"/>
    </style:style>
    <style:style style:name="ce20" style:family="table-cell" style:parent-style-name="Header2">
      <style:table-cell-properties fo:border-bottom="none" fo:border-left="none" fo:border-right="0.0008in solid #000000" fo:border-top="none"/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21" style:family="table-cell" style:parent-style-name="Label">
      <style:table-cell-properties fo:border-bottom="none" fo:border-left="none" fo:border-right="0.0008in solid #000000" fo:border-top="none"/>
    </style:style>
    <style:style style:name="ce22" style:family="table-cell" style:parent-style-name="Default">
      <style:table-cell-properties fo:border-bottom="none" fo:border-left="none" fo:border-right="0.0008in solid #000000" fo:border-top="none" style:vertical-align="top"/>
      <style:text-properties style:font-name="Arial" fo:font-size="10pt" fo:language="en" fo:country="US" style:font-name-asian="Times New Roman" style:font-size-asian="10pt" style:language-asian="en" style:country-asian="US" style:font-name-complex="Arial" style:font-size-complex="5.65000009536743pt" style:language-complex="ar" style:country-complex="SA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index" table:style-name="ta1" table:print="false">
        <office:forms form:automatic-focus="false" form:apply-design-mode="false"/>
        <table:table-column table:style-name="co1" table:default-cell-style-name="Header"/>
        <table:table-column table:style-name="co2" table:number-columns-repeated="5" table:default-cell-style-name="Default"/>
        <table:table-row table:style-name="ro1">
          <table:table-cell office:value-type="string" table:number-columns-spanned="6" table:number-rows-spanned="1">
            <text:p>Index of Class</text:p>
          </table:table-cell>
          <table:covered-table-cell table:number-columns-repeated="5" table:style-name="Header"/>
        </table:table-row>
        <table:table-row table:style-name="ro2">
          <table:table-cell table:style-name="ce1"/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on-refs-facet">action-refs-face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on-pattern">action-patter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on-frequency-facet">action-frequency-face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on">ac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on-argument-facet">action-argument-face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on-estimation-facet">action-estimation-face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on-lifecycle">action-lifecycl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on-error">action-error</text:a></text:p>
          </table:table-cell>
          <table:table-cell table:number-columns-repeated="5"/>
        </table:table-row>
      </table:table>
      <table:table table:name="action-refs-face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on-refs-face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A<text:s text:c="1"/>grouping<text:s text:c="1"/>of<text:s text:c="1"/>properties<text:s text:c="1"/>characterizing<text:s text:c="1"/>the<text:s text:c="1"/>core<text:s text:c="1"/>elements<text:s text:c="1"/>(who,<text:s text:c="1"/>how,<text:s text:c="1"/>with<text:s text:c="1"/>what,<text:s text:c="1"/>where,<text:s text:c="1"/>etc.)<text:s text:c="1"/>for<text:s text:c="1"/>an<text:s text:c="1"/>action.<text:line-break/>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uco::uco-action::uco-action-facets::action-refs-face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face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agent_ref</text:p>
          </table:table-cell>
          <table:table-cell office:value-type="string">
            <text:p><text:a xlink:type="simple" xlink:href="#unknown">uco-objec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participant_refs</text:p>
          </table:table-cell>
          <table:table-cell office:value-type="string">
            <text:p><text:a xlink:type="simple" xlink:href="#unknown">uco-objec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target_object_refs</text:p>
          </table:table-cell>
          <table:table-cell office:value-type="string">
            <text:p><text:a xlink:type="simple" xlink:href="#unknown">uco-objec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instrument_refs</text:p>
          </table:table-cell>
          <table:table-cell office:value-type="string">
            <text:p><text:a xlink:type="simple" xlink:href="#unknown">uco-objec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location_refs</text:p>
          </table:table-cell>
          <table:table-cell office:value-type="string">
            <text:p><text:a xlink:type="simple" xlink:href="#unknown">locatio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result_refs</text:p>
          </table:table-cell>
          <table:table-cell office:value-type="string">
            <text:p><text:a xlink:type="simple" xlink:href="#unknown">uco-objec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ion-patter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on-patter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A<text:s text:c="1"/>logical<text:s text:c="1"/>pattern<text:s text:c="1"/>of<text:s text:c="1"/>characteristic<text:s text:c="1"/>action<text:s text:c="1"/>property<text:s text:c="1"/>values.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uco::uco-action::action-patter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patter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pattern_expression</text:p>
          </table:table-cell>
          <table:table-cell office:value-type="string">
            <text:p><text:a xlink:type="simple" xlink:href="#unknown">pattern-expressio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ion-frequency-face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on-frequency-face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A<text:s text:c="1"/>grouping<text:s text:c="1"/>of<text:s text:c="1"/>properties<text:s text:c="1"/>characterizing<text:s text:c="1"/>the<text:s text:c="1"/>frequency<text:s text:c="1"/>of<text:s text:c="1"/>occurence<text:s text:c="1"/>for<text:s text:c="1"/>an<text:s text:c="1"/>action.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uco::uco-action::uco-action-facets::action-frequency-face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rate</text:p>
          </table:table-cell>
          <table:table-cell office:value-type="string">
            <text:p><text:a xlink:type="simple" xlink:href="#unknown">Floa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units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scale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trend</text:p>
          </table:table-cell>
          <table:table-cell office:value-type="string">
            <text:p><text:a xlink:type="simple" xlink:href="#unknown">trend-enum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Something<text:s text:c="1"/>that<text:s text:c="1"/>may<text:s text:c="1"/>be<text:s text:c="1"/>done<text:s text:c="1"/>or<text:s text:c="1"/>performed.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uco::uco-action::ac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uco-descriptive-obje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action_status</text:p>
          </table:table-cell>
          <table:table-cell office:value-type="string">
            <text:p><text:a xlink:type="simple" xlink:href="#unknown">controlled-vocabular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action_start_time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action_end_time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facets</text:p>
          </table:table-cell>
          <table:table-cell office:value-type="string">
            <text:p><text:a xlink:type="simple" xlink:href="#unknown">face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errors</text:p>
          </table:table-cell>
          <table:table-cell office:value-type="string">
            <text:p><text:a xlink:type="simple" xlink:href="#action-error">action-erro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action_count</text:p>
          </table:table-cell>
          <table:table-cell office:value-type="string">
            <text:p><text:a xlink:type="simple" xlink:href="#unknown">NonNegativeIntege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ion-argument-face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on-argument-face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A<text:s text:c="1"/>grouping<text:s text:c="1"/>of<text:s text:c="1"/>properties<text:s text:c="1"/>characterizing<text:s text:c="1"/>a<text:s text:c="1"/>single<text:s text:c="1"/>parameter<text:s text:c="1"/>for<text:s text:c="1"/>an<text:s text:c="1"/>action.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uco::uco-action::uco-action-facets::action-argument-face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face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name</text:p>
          </table:table-cell>
          <table:table-cell office:value-type="string">
            <text:p><text:a xlink:type="simple" xlink:href="#unknown">controlled-vocabular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value</text:p>
          </table:table-cell>
          <table:table-cell office:value-type="string">
            <text:p><text:a xlink:type="simple" xlink:href="#unknown">controlled-vocabular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ion-estimation-face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on-estimation-face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A<text:s text:c="1"/>grouping<text:s text:c="1"/>of<text:s text:c="1"/>properties<text:s text:c="1"/>characterizing<text:s text:c="1"/>decision-focused<text:s text:c="1"/>estimation<text:s text:c="1"/>aspects<text:s text:c="1"/>for<text:s text:c="1"/>an<text:s text:c="1"/>action<text:s text:c="1"/>that<text:s text:c="1"/>may<text:s text:c="1"/>potentially<text:s text:c="1"/>be<text:s text:c="1"/>performed.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uco::uco-action::uco-action-facets::action-estimation-face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face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objective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stimated_impact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stimated_cost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stimated_efficacy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ion-lifecycl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on-lifecycl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An<text:s text:c="1"/>action<text:s text:c="1"/>pattern<text:s text:c="1"/>consisting<text:s text:c="1"/>of<text:s text:c="1"/>an<text:s text:c="1"/>ordered<text:s text:c="1"/>set<text:s text:c="1"/>of<text:s text:c="1"/>multiple<text:s text:c="1"/>actions<text:s text:c="1"/>or<text:s text:c="1"/>sub<text:s text:c="1"/>action-lifecycles.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uco::uco-action::action-lifecycl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ction">ac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phase_refs</text:p>
          </table:table-cell>
          <table:table-cell office:value-type="string">
            <text:p><text:a xlink:type="simple" xlink:href="#action">actio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ion-error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on-error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A<text:s text:c="1"/>characterization<text:s text:c="1"/>of<text:s text:c="1"/>the<text:s text:c="1"/>difference<text:s text:c="1"/>between<text:s text:c="1"/>the<text:s text:c="1"/>expected<text:s text:c="1"/>and<text:s text:c="1"/>the<text:s text:c="1"/>actual<text:s text:c="1"/>performance<text:s text:c="1"/>of<text:s text:c="1"/>an<text:s text:c="1"/>action.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uco::uco-action::action-error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error_type</text:p>
          </table:table-cell>
          <table:table-cell office:value-type="string">
            <text:p><text:a xlink:type="simple" xlink:href="#unknown">controlled-vocabular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error_content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value-type" style:repeat-content="false" fo:background-color="transparent"/>
      <style:text-properties fo:font-size="16pt" fo:font-style="normal" fo:font-weight="bold" style:font-weight-complex="bold"/>
    </style:style>
    <style:style style:name="Heading1" style:family="table-cell" style:parent-style-name="Heading">
      <style:table-cell-properties style:rotation-angle="90"/>
    </style:style>
    <style:style style:name="Label" style:family="table-cell" style:parent-style-name="Default">
      <style:table-cell-properties fo:background-color="#dbe5f1"/>
      <style:text-properties fo:color="#000000" style:font-name="Arial" fo:font-weight="bold" style:font-name-asian="Times New Roman" style:language-asian="en" style:country-asian="US" style:font-weight-asian="bold" style:font-name-complex="Arial" style:font-size-complex="5.55000019073486pt" style:language-complex="ar" style:country-complex="SA" style:font-weight-complex="bold"/>
    </style:style>
    <style:style style:name="Header" style:family="table-cell" style:parent-style-name="Default">
      <style:table-cell-properties fo:background-color="#4f81bd"/>
      <style:text-properties fo:color="#ffffff"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fo:background-color="#4f81bd" fo:border="none"/>
      <style:text-properties fo:color="#ffffff" fo:font-weight="bold" style:font-weight-asian="bold" style:font-weight-complex="bold"/>
    </style:style>
  </office:styles>
  <office:automatic-styles>
    <style:style style:name="mr_italic" style:family="text">
      <style:text-properties fo:font-style="italic" style:font-style-asian="italic" style:font-style-complex="italic"/>
    </style:style>
    <style:style style:name="mr_bold" style:family="text">
      <style:text-properties fo:font-weight="bold" style:font-weight-asian="bold" style:font-weight-complex="bold"/>
    </style:style>
    <style:style style:name="mr_underline" style:family="text">
      <style:text-properties style:text-underline-style="solid" style:text-underline-width="auto" style:text-underline-color="font-color"/>
    </style:style>
    <style:style style:name="mr_strike" style:family="text">
      <style:text-properties style:text-line-through-style="solid"/>
    </style:style>
    <style:page-layout style:name="pm1">
      <style:page-layout-properties fo:page-width="8.2673in" fo:page-height="11.692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8">08/28/2008</text:date>, <text:time>11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'1.0' encoding='UTF-8'?>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<office:meta><meta:generator>OpenOffice.org/2.4-Win32 OpenOffice.org_project/680m12-Build-9286</meta:generator><dc:title>Element<text:s text:c="1"/>Table</dc:title><meta:initial-creator>Kong</meta:initial-creator><meta:creation-date>2008-08-21T10:56:06</meta:creation-date><dc:creator>Kong</dc:creator><dc:date>2008-08-28T11:39:40</dc:date><meta:editing-cycles>94</meta:editing-cycles><meta:editing-duration>PT2H1M2S</meta:editing-duration><meta:user-defined meta:name="Info 1">No<text:s text:c="1"/>Magic</meta:user-defined><meta:user-defined meta:name="Info 2"></meta:user-defined><meta:user-defined meta:name="Info 3"></meta:user-defined><meta:user-defined meta:name="Info 4"></meta:user-defined><meta:document-statistic meta:table-count="2" meta:cell-count="42"></meta:document-statistic></office:meta></office:document-meta>
</file>